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Munkalap1.A1">
          <table:help-message table:title="test" table:display="true">
            <text:p>1 2 <text:s/>3 <text:s text:c="2"/>4 <text:s text:c="3"/>5 <text:s text:c="3"/>10 <text:s text:c="8"/>end</text:p>
          </table:help-message>
          <table:error-message table:message-type="stop" table:display="true"/>
        </table:content-validation>
        <table:content-validation table:name="val2" table:base-cell-address="Munkalap1.B3">
          <table:help-message table:title="próba" table:display="true">
            <text:p>1 2 <text:s/>3 <text:s text:c="2"/>4 <text:s text:c="3"/>5 <text:s text:c="3"/>10 <text:s text:c="8"/>end</text:p>
            <text:p>1 2 <text:s/>3 <text:s text:c="2"/>4 <text:s text:c="3"/>5 <text:s text:c="3"/>10 <text:s text:c="8"/>end</text:p>
            <text:p>1 2 <text:s/>3 <text:s text:c="2"/>4 <text:s text:c="3"/>5 <text:s text:c="3"/>10 <text:s text:c="8"/>end</text:p>
            <text:p>1 2 <text:s/>3 <text:s text:c="2"/>4 <text:s text:c="3"/>5 <text:s text:c="3"/>10 <text:s text:c="8"/>end</text:p>
            <text:p>1 2 <text:s/>3 <text:s text:c="2"/>4 <text:s text:c="3"/>5 <text:s text:c="3"/>10 <text:s text:c="8"/>end</text:p>
          </table:help-message>
          <table:error-message table:message-type="stop" table:display="true"/>
        </table:content-validation>
      </table:content-validations>
      <table:table table:name="Munkalap1" table:style-name="ta1">
        <table:table-column table:style-name="co1" table:number-columns-repeated="8" table:default-cell-style-name="Default"/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number-columns-repeated="7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  <table:table-row table:style-name="ro1">
          <table:table-cell table:number-columns-repeated="8" table:content-validation-name="val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0:37:01.654515547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2T19:35:10.908000000</meta:creation-date>
    <dc:date>2021-04-30T10:37:18.189152247</dc:date>
    <meta:editing-duration>PT1M38S</meta:editing-duration>
    <meta:editing-cycles>2</meta:editing-cycles>
    <meta:generator>LibreOfficeDev/7.2.0.0.alpha0$Linux_X86_64 LibreOffice_project/9b3e57b5618d1f8a23215bf0ebbe1072ee2211ba</meta:generator>
    <meta:document-statistic meta:table-count="1" meta:cell-count="464" meta:object-count="0"/>
  </office:meta>
</office:document-meta>
</file>